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10667in" svg:width="6.34in" svg:height="1.51333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1.11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1.11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1.11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1.11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1.11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1.11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1.11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1.11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1.11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1.11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1.11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1.11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48:12Z</meta:creation-date>
    <dc:date>2015-12-14T06:28:50Z</dc:date>
    <meta:editing-cycles>5</meta:editing-cycles>
    <meta:editing-duration>PT243S</meta:editing-duration>
    <meta:document-statistic meta:paragraph-count="0" meta:word-count="0"/>
  </office:meta>
</office:document-meta>
</file>